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2.18mm"/>
    </style:style>
    <style:style style:name="co2" style:family="table-column">
      <style:table-column-properties fo:break-before="auto" style:column-width="54.54mm"/>
    </style:style>
    <style:style style:name="co3" style:family="table-column">
      <style:table-column-properties fo:break-before="auto" style:column-width="80.68mm"/>
    </style:style>
    <style:style style:name="co4" style:family="table-column">
      <style:table-column-properties fo:break-before="auto" style:column-width="39.3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37.66mm"/>
    </style:style>
    <style:style style:name="co8" style:family="table-column">
      <style:table-column-properties fo:break-before="auto" style:column-width="28.68mm"/>
    </style:style>
    <style:style style:name="co9" style:family="table-column">
      <style:table-column-properties fo:break-before="auto" style:column-width="99.4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7.91mm" fo:break-before="auto" style:use-optimal-row-height="true"/>
    </style:style>
    <style:style style:name="ro3" style:family="table-row">
      <style:table-row-properties style:row-height="32.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12.89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51.86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3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Région</text:p>
          </table:table-cell>
          <table:table-cell table:style-name="ce1" office:value-type="string" calcext:value-type="string">
            <text:p>Départements de la Région</text:p>
          </table:table-cell>
          <table:table-cell table:style-name="ce1" office:value-type="string" calcext:value-type="string">
            <text:p>Nombre de départements dans la Région</text:p>
          </table:table-cell>
          <table:table-cell table:style-name="ce1" office:value-type="string" calcext:value-type="string">
            <text:p>Chef-lieu de région</text:p>
          </table:table-cell>
          <table:table-cell table:style-name="ce1" office:value-type="string" calcext:value-type="string">
            <text:p>Superficie (km²)</text:p>
          </table:table-cell>
          <table:table-cell table:style-name="ce1" office:value-type="string" calcext:value-type="string">
            <text:p>Population en 2019 </text:p>
          </table:table-cell>
          <table:table-cell table:style-name="ce1" office:value-type="string" calcext:value-type="string">
            <text:p>Densité (hab./km²)</text:p>
          </table:table-cell>
          <table:table-cell table:style-name="ce1" office:value-type="string" calcext:value-type="string">
            <text:p>Code INSEE5</text:p>
          </table:table-cell>
          <table:table-cell table:style-name="ce1" office:value-type="string" calcext:value-type="string">
            <text:p>Président(e)</text:p>
          </table:table-cell>
          <table:table-cell table:style-name="ce5" table:number-columns-repeated="1015"/>
        </table:table-row>
        <table:table-row table:style-name="ro2">
          <table:table-cell office:value-type="string" calcext:value-type="string">
            <text:p>Auvergne-Rhône-Alpes</text:p>
          </table:table-cell>
          <table:table-cell office:value-type="string" calcext:value-type="string">
            <text:p>Ain</text:p>
            <text:p>Allier</text:p>
            <text:p>Ardèche</text:p>
            <text:p>Cantal</text:p>
            <text:p>Drôme</text:p>
            <text:p>Isère</text:p>
            <text:p>Loire</text:p>
            <text:p>Haute-Loire</text:p>
            <text:p>Puy-de-Dôme</text:p>
            <text:p>Rhône + Métropole de Lyon</text:p>
            <text:p>Savoie</text:p>
            <text:p>Haute-Savoi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69 711</text:p>
          </table:table-cell>
          <table:table-cell office:value-type="string" calcext:value-type="string">
            <text:p>8 037 059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aurent Wauquiez (LR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ourgogne-Franche-Comté</text:p>
          </table:table-cell>
          <table:table-cell office:value-type="string" calcext:value-type="string">
            <text:p>Côte-d'Or</text:p>
            <text:p>Doubs</text:p>
            <text:p>Jura</text:p>
            <text:p>Nièvre</text:p>
            <text:p>Haute-Saône</text:p>
            <text:p>Saône-et-Loire</text:p>
            <text:p>Yonne</text:p>
            <text:p>Territoire de Belfo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jon</text:p>
          </table:table-cell>
          <table:table-cell office:value-type="string" calcext:value-type="string">
            <text:p>47 784</text:p>
          </table:table-cell>
          <table:table-cell office:value-type="string" calcext:value-type="string">
            <text:p>2 813 289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rie-Guite Dufay (PS)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retagne</text:p>
          </table:table-cell>
          <table:table-cell office:value-type="string" calcext:value-type="string">
            <text:p>Côtes-d'Armor</text:p>
            <text:p>Finistère</text:p>
            <text:p>Ille-et-Vilaine</text:p>
            <text:p>Morbih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nes</text:p>
          </table:table-cell>
          <table:table-cell office:value-type="string" calcext:value-type="string">
            <text:p>27 208</text:p>
          </table:table-cell>
          <table:table-cell office:value-type="string" calcext:value-type="string">
            <text:p>3 336 643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ïg Chesnais-Girard(PS)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entre-Val de Loire</text:p>
          </table:table-cell>
          <table:table-cell office:value-type="string" calcext:value-type="string">
            <text:p>Cher</text:p>
            <text:p>Eure-et-Loir</text:p>
            <text:p>Indre</text:p>
            <text:p>Indre-et-Loire</text:p>
            <text:p>Loir-et-Cher</text:p>
            <text:p>Loir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léans</text:p>
          </table:table-cell>
          <table:table-cell office:value-type="string" calcext:value-type="string">
            <text:p>39 151</text:p>
          </table:table-cell>
          <table:table-cell office:value-type="string" calcext:value-type="string">
            <text:p>2 582 522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nçois Bonneau (PS)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orse</text:p>
          </table:table-cell>
          <table:table-cell office:value-type="string" calcext:value-type="string">
            <text:p>Corse-du-Sud</text:p>
            <text:p>Haute-Cor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jaccio</text:p>
          </table:table-cell>
          <table:table-cell office:value-type="string" calcext:value-type="string">
            <text:p>8 680</text:p>
          </table:table-cell>
          <table:table-cell office:value-type="string" calcext:value-type="string">
            <text:p>337 796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style-name="ce10" office:value-type="string" calcext:value-type="string">
            <text:p>Marie-Antoinette Maupertuis : Président de l'assemblée de Corse (FC)</text:p>
            <text:p>Gilles Simeoni : Président du conseil exécutif de Corse (FC)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and Est</text:p>
          </table:table-cell>
          <table:table-cell office:value-type="string" calcext:value-type="string">
            <text:p>Ardennes</text:p>
            <text:p>Aube</text:p>
            <text:p>Marne</text:p>
            <text:p>Haute-Marne</text:p>
            <text:p>Meurthe-et-Moselle</text:p>
            <text:p>Meuse, Moselle</text:p>
            <text:p>Bas-Rhin</text:p>
            <text:p>Haut-Rhin</text:p>
            <text:p>Vos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57 441</text:p>
          </table:table-cell>
          <table:table-cell office:value-type="string" calcext:value-type="string">
            <text:p>5 548 090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ean Rottner (LR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Hauts-de-France</text:p>
          </table:table-cell>
          <table:table-cell office:value-type="string" calcext:value-type="string">
            <text:p>Aisne</text:p>
            <text:p>Nord</text:p>
            <text:p>Oise</text:p>
            <text:p>Pas-de-Calais</text:p>
            <text:p>Som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lle</text:p>
          </table:table-cell>
          <table:table-cell office:value-type="string" calcext:value-type="string">
            <text:p>31 806</text:p>
          </table:table-cell>
          <table:table-cell office:value-type="string" calcext:value-type="string">
            <text:p>6 023 336</text:p>
          </table:table-cell>
          <table:table-cell office:value-type="float" office:value="189" calcext:value-type="float">
            <text:p>18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avier Bertra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Île-de-France</text:p>
          </table:table-cell>
          <table:table-cell office:value-type="string" calcext:value-type="string">
            <text:p>Paris</text:p>
            <text:p>Seine-et-Marne</text:p>
            <text:p>Yvelines</text:p>
            <text:p>Essonne</text:p>
            <text:p>Hauts-de-Seine</text:p>
            <text:p>Seine-Saint-Denis</text:p>
            <text:p>Val-de-Marne</text:p>
            <text:p>Val-d'Oi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12 011</text:p>
          </table:table-cell>
          <table:table-cell office:value-type="string" calcext:value-type="string">
            <text:p>12 246 234</text:p>
          </table:table-cell>
          <table:table-cell office:value-type="string" calcext:value-type="string">
            <text:p>1 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alérie Pécresse (LR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Normandie</text:p>
          </table:table-cell>
          <table:table-cell office:value-type="string" calcext:value-type="string">
            <text:p>Calvados</text:p>
            <text:p>Eure</text:p>
            <text:p>Manche</text:p>
            <text:p>Orne</text:p>
            <text:p>Seine-Mariti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29 907</text:p>
          </table:table-cell>
          <table:table-cell office:value-type="string" calcext:value-type="string">
            <text:p>3 342 467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rvé Morin (UDI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uvelle-Aquitaine</text:p>
          </table:table-cell>
          <table:table-cell office:value-type="string" calcext:value-type="string">
            <text:p>Charente</text:p>
            <text:p>Charente-Maritime</text:p>
            <text:p>Corrèze</text:p>
            <text:p>Creuse</text:p>
            <text:p>Dordogne</text:p>
            <text:p>Gironde</text:p>
            <text:p>Landes</text:p>
            <text:p>Lot-et-Garonne</text:p>
            <text:p>Pyrénées-Atlantiques</text:p>
            <text:p>Deux-Sèvres</text:p>
            <text:p>Vienne</text:p>
            <text:p>Haute-Vien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84 036</text:p>
          </table:table-cell>
          <table:table-cell office:value-type="string" calcext:value-type="string">
            <text:p>5 994 33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lain Rousset (PS)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Occitanie</text:p>
          </table:table-cell>
          <table:table-cell office:value-type="string" calcext:value-type="string">
            <text:p>Ariège</text:p>
            <text:p>Aude</text:p>
            <text:p>Aveyron</text:p>
            <text:p>Gard</text:p>
            <text:p>Haute-Garonne</text:p>
            <text:p>Gers</text:p>
            <text:p>Hérault</text:p>
            <text:p>Lot</text:p>
            <text:p>Lozère</text:p>
            <text:p>Hautes-Pyrénées</text:p>
            <text:p>Pyrénées-Orientales</text:p>
            <text:p>Tarn</text:p>
            <text:p>Tarn-et-Garon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72 724</text:p>
          </table:table-cell>
          <table:table-cell office:value-type="string" calcext:value-type="string">
            <text:p>5 903 19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role Delga (PS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Pays de la Loire</text:p>
          </table:table-cell>
          <table:table-cell office:value-type="string" calcext:value-type="string">
            <text:p>Loire-Atlantique</text:p>
            <text:p>Maine-et-Loire</text:p>
            <text:p>Mayenne</text:p>
            <text:p>Sarthe</text:p>
            <text:p>Vendé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32 082</text:p>
          </table:table-cell>
          <table:table-cell office:value-type="string" calcext:value-type="string">
            <text:p>3 787 411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hristelle Morançais (LR)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Provence-Alpes-Côte d'Azur</text:p>
          </table:table-cell>
          <table:table-cell office:value-type="string" calcext:value-type="string">
            <text:p>Alpes-de-Haute-Provence</text:p>
            <text:p>Hautes-Alpes</text:p>
            <text:p>Alpes-Maritimes</text:p>
            <text:p>Bouches-du-Rhône</text:p>
            <text:p>Var</text:p>
            <text:p>Vauclu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31 400</text:p>
          </table:table-cell>
          <table:table-cell office:value-type="string" calcext:value-type="string">
            <text:p>5 065 723</text:p>
          </table:table-cell>
          <table:table-cell office:value-type="float" office:value="159" calcext:value-type="float">
            <text:p>15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naud Muselier (LR</text:p>
          </table:table-cell>
          <table:table-cell table:number-columns-repeated="1015"/>
        </table:table-row>
        <table:table-row table:style-name="ro10">
          <table:table-cell table:style-name="Default" table:number-columns-repeated="9"/>
          <table:table-cell table:number-columns-repeated="1015"/>
        </table:table-row>
        <table:table-row table:style-name="ro10">
          <table:table-cell table:style-name="Default" office:value-type="string" calcext:value-type="string">
            <text:p>fichier téléchargé depuis le site <text:a xlink:href="https://www.regions-et-departements.fr/" xlink:type="simple">regions-et-departements.fr</text:a></text:p>
          </table:table-cell>
          <table:table-cell table:style-name="Default" table:number-columns-repeated="8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3:17:28.793272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30T18:27:19.331707579</meta:creation-date>
    <dc:date>2021-07-04T13:17:57.351081568</dc:date>
    <meta:editing-duration>PT5M48S</meta:editing-duration>
    <meta:editing-cycles>3</meta:editing-cycles>
    <meta:generator>LibreOffice/7.1.4.2$Linux_X86_64 LibreOffice_project/10$Build-2</meta:generator>
    <meta:document-statistic meta:table-count="1" meta:cell-count="127" meta:object-count="0"/>
  </office:meta>
</office:document-meta>
</file>